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Converter.getAsString( FacesContext facesContext , UIComponent componen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er.getAsObject( FacesContext facesContext , UIComponent component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